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.5pt" officeooo:rsid="0017887b" officeooo:paragraph-rsid="0017887b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DE PRIMER, SEGUNDO Y TERCER ORDEN</text:p>
      <text:p text:style-name="P1"/>
      <text:p text:style-name="P1">Para establecer las redes geodésicas se implantaron de distinta precisión y orden para evitar en lo posible la acumulación de errores que supone el cálculo de unos triángulos apoyados en los anteriores. Se dispusieron redes de primero, segundo y tercer orden con precisiones progresivamente decrecientes.</text:p>
      <text:p text:style-name="P1"/>
      <text:p text:style-name="P1">PRIMER ORDEN</text:p>
      <text:p text:style-name="P1"/>
      <text:p text:style-name="P1">La red geodésica de primer orden estaba formada por triángulos de 30 a 80 km de lado, pudiendo llegar en casos excepcionales a más de 200 km, como el lado Mulhacen_Sierra Nevada/Filhaussen_Argelia de 270 km.</text:p>
      <text:p text:style-name="P1">Constaba de 285 vértices a los que se sumaba la red complementaria de primer orden con 288 vértices a distancias 30 km, lo que hacía un total de 573 vértices con un espaciamiento medio de unos 40 km. </text:p>
      <text:p text:style-name="P1">La monumentación se realizó con una base de 2,50 x 2,50 x 1,20 de altura y un pilar cilíndrico de 0,20 m de diámetro y 1,20 de altura.</text:p>
      <text:p text:style-name="P1">Si el vértice de primer orden es además un punto Laplace las dimensiones son 3,00 m x 3,00 x 1,20 de altura, con un pilar cilíndrico de 0,40 m de diámetro y 1,20 de altura.</text:p>
      <text:p text:style-name="P1"/>
      <text:p text:style-name="P1">SEGUNDO ORDEN</text:p>
      <text:p text:style-name="P1"/>
      <text:p text:style-name="P1">La red de segundo orden se apoyó en la de primer orden con triángulos de 10 a 30 km. Constaba de 2170 vértices. Todos los vértices de primer orden se incorporaron también a esta red, forma ndo una malla continua en todo el territorio español.</text:p>
      <text:p text:style-name="P1">La monumentación se realizó con una base de 1,0 x 1,0 x 1,0 de altura y un pilar cilíndrico de 0,30 cm de diámetro y 1,20 de altura.</text:p>
      <text:p text:style-name="P1">Los triángulos de primer y segundo orden eran elipsoidicos, (se calcularon sobre el elipsoide) ya que en esas dimensiones no podía prescindirse de la esfericidad terrestre.</text:p>
      <text:p text:style-name="P1"/>
      <text:p text:style-name="P1"/>
      <text:p text:style-name="P1">TERCER ORDEN</text:p>
      <text:p text:style-name="P1"/>
      <text:p text:style-name="P1">La red de tercer orden se apoyó en la de segundo orden y tenía triángulos con lados de 5 a 10 km. Contaba de unos 12.000 vértices. Apoyándose en esta red y mediante la intersección de varias visuales, se determinaron las coordenadas de las veletas de las iglesias de los pueblos.</text:p>
      <text:p text:style-name="P1">Su precisión era de unos 10-20 cm. Se compensó por Comunidades Autónomas, lo que llevó consigo problemas de solape.</text:p>
      <text:p text:style-name="P1">La señal tenía una base de 1,0 x 1,0 con una altura variable, y el pilar cilíndrico era de 0,30 de diámetro y 1,20 de altura.</text:p>
      <text:p text:style-name="P1">Los triángulos de tercer orden se calcularon como triángulos planos.</text:p>
      <text:p text:style-name="P1"/>
      <text:p text:style-name="P1">Un pocotiempo se llegó a la detección de fuertes irregularidades en escala yorientación, tanto mayores cuanto mas periféricas eran las redes nacionaleseuropeas, caso de la Península Ibérica.</text:p>
      <text:p text:style-name="P1">Se decidió complementar los datos con nuevas observaciones. En 1993 el IGN finalizó los trabajos de construcción de la Red de Orden Inferior (ROI), constituida por 10.944 vértices materializados y homogéneamente distribuidos por el territorio nacional, con una densidad media de 2,39 vértices por cada 100 km 2 .4</text:p>
      <text:p text:style-name="P1">Las condiciones que satisfacían estos vértices eran :</text:p>
      <text:p text:style-name="P1">• La red cubría todo el territorio nacional con una malla continua de triángulos, a la que pertenecían todos los vértices de la red de primer orden.</text:p>
      <text:p text:style-name="P1">• La longitud de sus lados quedaba comprendida como límites máximos entre 3 y 12 kilómetros.</text:p>
      <text:p text:style-name="P1">• La configuración de la red permitía, en general, la observación angular, sin estaciones excéntricas de los vértices, asegurando la <text:s/>visibilidad entre ellos.</text:p>
      <text:p text:style-name="P1">• A cada vértice geodésico se le asignaba un nombre y el número de 6 cifras, siendo las tres últimas el número de la hoja del Mapa Topográfico Nacional en la que se encontraba.</text:p>
      <text:p text:style-name="P1">La red de orden inferior fue observada angularmente con teodolito de 1cc por el método de vueltas de horizonte. La calidad de ésta red está entre 10 y 30 cm. El sistema de referencia geodésico asociado es ED5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v </meta:initial-creator>
    <meta:creation-date>2014-03-21T13:42:13.462506827</meta:creation-date>
    <dc:date>2014-03-21T13:49:50.874710124</dc:date>
    <dc:creator>Stiv </dc:creator>
    <meta:editing-duration>P0D</meta:editing-duration>
    <meta:editing-cycles>1</meta:editing-cycles>
    <meta:document-statistic meta:table-count="0" meta:image-count="0" meta:object-count="0" meta:page-count="1" meta:paragraph-count="24" meta:word-count="625" meta:character-count="3624" meta:non-whitespace-character-count="2965"/>
    <meta:generator>LibreOffice/4.2.1.1$Linux_X86_64 LibreOffice_project/26a1723cf76a13083d95d000339db660a19140b7</meta:generator>
  </office:meta>
</office:document-meta>
</file>